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C7_failure" table:style-name="ta1">
        <table:shapes>
          <draw:frame draw:z-index="0" draw:style-name="gr1" draw:text-style-name="P1" svg:width="11.6012in" svg:height="7.8669in" svg:x="1.152in" svg:y="0.2909in">
            <draw:object draw:notify-on-update-of-ranges="DC7_failure.A1:DC7_failure.A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</table:table-row>
      </table:table>
      <table:table table:name="Sheet2" table:style-name="ta1">
        <table:shapes>
          <draw:frame draw:z-index="0" draw:style-name="gr1" draw:text-style-name="P1" svg:width="14.735in" svg:height="7.7559in" svg:x="1.0488in" svg:y="0.4776in">
            <draw:object draw:notify-on-update-of-ranges="Sheet2.A1:Sheet2.A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15.9772in" svg:height="7.6224in" svg:x="1.322in" svg:y="0.9445in">
            <draw:object draw:notify-on-update-of-ranges="Sheet3.A1:Sheet3.A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3:12:43.872000000</meta:creation-date>
    <dc:date>2025-02-09T15:58:04.015000000</dc:date>
    <meta:editing-duration>PT19M59S</meta:editing-duration>
    <meta:editing-cycles>4</meta:editing-cycles>
    <meta:generator>LibreOffice/7.4.6.2$Windows_X86_64 LibreOffice_project/5b1f5509c2decdade7fda905e3e1429a67acd63d</meta:generator>
    <meta:document-statistic meta:table-count="3" meta:cell-count="60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468cm" svg:height="19.983cm" xlink:href=".." xlink:type="simple" chart:class="chart:scatter" chart:style-name="ch1">
        <chart:plot-area chart:style-name="ch2" table:cell-range-address="DC7_failure.A1:DC7_failure.A200" svg:x="0.473cm" svg:y="0.399cm" svg:width="28.288cm" svg:height="19.183cm">
          <chart:coordinate-region svg:x="1.465cm" svg:y="0.598cm" svg:width="27.016cm" svg:height="18.3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C7_failure.A1:DC7_failure.A200" chart:class="chart:scatter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3">
                <text:p>1883</text:p>
                <draw:g>
                  <svg:desc>DC7_failure.A1:DC7_failure.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4">
                <text:p>1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7.428cm" svg:height="19.701cm" xlink:href=".." xlink:type="simple" chart:class="chart:line" chart:style-name="ch1">
        <chart:plot-area chart:style-name="ch2" table:cell-range-address="Sheet2.A1:Sheet2.A200" svg:x="0.748cm" svg:y="0.394cm" svg:width="35.932cm" svg:height="18.913cm">
          <chart:coordinate-region svg:x="1.74cm" svg:y="0.592cm" svg:width="34.94cm" svg:height="17.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A1:Sheet2.A200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9">
                <text:p>1889</text:p>
                <draw:g>
                  <svg:desc>Sheet2.A1:Sheet2.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6">
                <text:p>1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0.583cm" svg:height="19.362cm" xlink:href=".." xlink:type="simple" chart:class="chart:line" chart:style-name="ch1">
        <chart:plot-area chart:style-name="ch2" table:cell-range-address="Sheet3.A1:Sheet3.A200" svg:x="0.811cm" svg:y="0.387cm" svg:width="38.961cm" svg:height="18.588cm">
          <chart:coordinate-region svg:x="1.803cm" svg:y="0.586cm" svg:width="37.969cm" svg:height="17.4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A1:Sheet3.A200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7">
                <text:p>1957</text:p>
                <draw:g>
                  <svg:desc>Sheet3.A1:Sheet3.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56">
                <text:p>19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